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529" officeooo:paragraph-rsid="000c1529"/>
    </style:style>
    <style:style style:name="P2" style:family="paragraph" style:parent-style-name="Standard">
      <style:text-properties fo:font-weight="bold" officeooo:rsid="000c1529" officeooo:paragraph-rsid="000c1529" style:font-weight-asian="bold" style:font-weight-complex="bold"/>
    </style:style>
    <style:style style:name="P3" style:family="paragraph" style:parent-style-name="Brodtekst">
      <style:text-properties officeooo:rsid="000c1529" officeooo:paragraph-rsid="000c1529"/>
    </style:style>
    <style:style style:name="P4" style:family="paragraph" style:parent-style-name="Brodtekst">
      <style:text-properties fo:language="nb" fo:country="NO" officeooo:rsid="000c1529" officeooo:paragraph-rsid="000d7b60" style:language-complex="ar" style:country-complex="SA"/>
    </style:style>
    <style:style style:name="P5" style:family="paragraph" style:parent-style-name="Brodtekst">
      <style:text-properties fo:language="nb" fo:country="NO" officeooo:rsid="000c1529" officeooo:paragraph-rsid="000c1529" style:language-complex="ar" style:country-complex="SA"/>
    </style:style>
    <style:style style:name="P6" style:family="paragraph" style:parent-style-name="Brodtekst">
      <style:text-properties fo:language="nb" fo:country="NO" officeooo:paragraph-rsid="000c1529" style:language-complex="ar" style:country-complex="SA"/>
    </style:style>
    <style:style style:name="P7" style:family="paragraph" style:parent-style-name="Brodtekst">
      <style:text-properties fo:language="nb" fo:country="NO" officeooo:paragraph-rsid="000d7b60" style:language-complex="ar" style:country-complex="SA"/>
    </style:style>
    <style:style style:name="P8" style:family="paragraph" style:parent-style-name="Brodtekst">
      <style:text-properties fo:language="nb" fo:country="NO" fo:font-style="normal" officeooo:paragraph-rsid="000d7b60" style:font-style-asian="normal" style:language-complex="ar" style:country-complex="SA" style:font-style-complex="normal"/>
    </style:style>
    <style:style style:name="P9" style:family="paragraph" style:parent-style-name="Brodtekst">
      <style:text-properties fo:language="nb" fo:country="NO" fo:font-style="normal" officeooo:paragraph-rsid="000c1529" style:font-style-asian="normal" style:language-complex="ar" style:country-complex="SA" style:font-style-complex="normal"/>
    </style:style>
    <style:style style:name="P10" style:family="paragraph" style:parent-style-name="Brodtekst">
      <style:text-properties fo:language="nb" fo:country="NO" fo:font-style="normal" fo:font-weight="normal" officeooo:paragraph-rsid="000d7b60" style:font-style-asian="normal" style:font-weight-asian="normal" style:language-complex="ar" style:country-complex="SA" style:font-style-complex="normal" style:font-weight-complex="normal"/>
    </style:style>
    <style:style style:name="P11" style:family="paragraph" style:parent-style-name="Brodtekst">
      <style:text-properties fo:language="nb" fo:country="NO" fo:font-style="normal" fo:font-weight="bold" officeooo:paragraph-rsid="000d7b60" style:font-style-asian="normal" style:font-weight-asian="bold" style:language-complex="ar" style:country-complex="SA" style:font-style-complex="normal" style:font-weight-complex="bold"/>
    </style:style>
    <style:style style:name="P12" style:family="paragraph" style:parent-style-name="Brodtekst">
      <style:text-properties fo:language="nb" fo:country="NO" fo:font-style="normal" officeooo:paragraph-rsid="000d7b60" style:font-style-asian="normal" style:language-complex="ar" style:country-complex="SA" style:font-style-complex="normal"/>
    </style:style>
    <style:style style:name="P13" style:family="paragraph" style:parent-style-name="Brodtekst">
      <style:text-properties fo:language="nb" fo:country="NO" officeooo:paragraph-rsid="000d7b60" style:language-complex="ar" style:country-complex="SA"/>
    </style:style>
    <style:style style:name="T1" style:family="text">
      <style:text-properties fo:language="nb" fo:country="NO"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ærerrollen og dens normalisering</text:p>
      <text:p text:style-name="P1"/>
      <text:p text:style-name="P6">Kvalitet og avkutting.. Science 2.0.: Nå forsøker man å etablere en profesjonell identitet basert på noe annet enn lærerne sitt moralske oppdrag ovenfor staten. Denne kunnskapen er ment til å forme rammene rundt instruksjonsdesign og det som i dag sammenfaller med trender innen automatisk tilpasning. Disse rammene har blitt forstått som det tekniske rundt skolens praksis, men må nå også forsøkes å forstå i relasjon til innholdet i undervisningen. I hvilken grad innholdet i undervisningen er bestemt er derfor lenge vært et kontroversielt tema. Det moralske oppdraget til enhetsskolen har eksistert i en friksjon mellom de som har tenkt på vitenskap som frigjørende i seg selv og de som har forstått selvets frigjørelse (gjerne igjennom gud) som noe som er oppnådd igjennom omsorg og strenge rammer. Det har i de senere år vært stilt spørmål ved om lærere har handlingsrom, men dette spørsmålet har i stor grad vært ikke-definert fra myndighetene sin side. På den annen side har Norge tatt aktiv del i utviklingen av utdanningsekspertise internasjonalt. Lokale lærer-miljøer har vært ment til å trekke på ekspertise. Samtidig er dette ment til å være til fordel for norsk utdanningsteknologi internasjonalt. Dette betyr at lærere (eller folk med ekspertise innen pedagogikk, skole og/eller læring) kan nå jobbe i flere sektorer, slik som var tilfellet for lektorer tidligere i skolen sin historie.</text:p>
      <text:p text:style-name="P6">At lærerrollen er i forandring er ikke nytt, og ei er det heller kun et resultat av digitaliseringen av utdanningsteknologiene. For eksempel peker Thue (2017, s.110) mot den eksplosive veksten i høyere utdanning etter 1960 som førte svært mange unge mennesker inn i lærer- og lektoryrket. I 1980 var hele 46% av grunnskolelærerne under 35 år. Disse store nye kullene utdannet i 1960- og 70-årene førte sine generasjonstypiske erfaringer og holdningerinn iskolehverdagen og profesjonsfellesskapet. Thue forklarer at mens terskelen for å gå i streik hadde vært meget høy blant lærere som var oppdratt til å være moralske forbilder og lektorersom identifiserte seg som embetsmenn for den oppvoksende slekt, gikk 1980-årenes lærereikke av veien for ulovlige aksjoner. Som Thue (ibid, s.93) påpeker er ’sameksistensen i de siste tiårenes skoleutvikling av ulike ideologiske elementer, av gamle og nye krav og forventninger, påpekt av mange.’ Skolen fremstår som et «arkeologisk felt» der ulike historiske lag er sedimentert og sameksisterer i nåtiden. Der nye regimer ikke på noen enkel og entydig måte erstatter de foregående, men der en «både-og- filosofi» er skrevet inn i policy dokumenter og læreplaner (Telhaug og Mediås, 2003, sitert i Thue, 2017, s.93-94).</text:p>
      <text:p text:style-name="P3"><text:span text:style-name="T1">Da jeg selv var lærer i 2014 var det en streik av historiske proporsjoner. I 80 dager var lærerefra hele landet tatt ut i streik for å legge trykk på Kommunesektorens organisasjon (KS)iforhandlingene med fagforeningene. Kontroverset var sentrerte rundt om arbeidstiden i skolenskulle ’normaliseres’; om lærerne skulle være pålagt til å være på arbeidsplassen innenforbestemte tidsrammer slik som i </text:span><text:soft-page-break/><text:span text:style-name="T1">mange andre yrker, eller om lærer-yrket var et ’annerledesyrke’ der læreren sin profesjonelle autonomi avhengte av egen-disponering av tid. Dette varet spørsmål om verdier. Lærer-yrket hadde representert en livsstil, som ikke så sjeldent haddevært nedarvet gjennom generasjoner. Var det slutt på den tid da lærere kunne ta med segrettearbeidet hjem, eller på hytta? Var det i dagens arbeidsmarked forventet at læreren skullevære til stede for å delta i fellesarbeid, og å svare for sine handlinger? Eller var dette kun enmåte å underbetale lærere som uansett måtte gjøre rettearbeidet på ’fritiden’?</text:span></text:p>
      <text:p text:style-name="P5"/>
      <text:p text:style-name="P9"/>
      <text:p text:style-name="P9"/>
      <text:p text:style-name="P10">..Ikke alle disse er offentlige institusjoner på den måten skolen er offentlig, for selv i land der ikke skolene er eid av ’offentlig sektor’ representerer skolen en større offentlighet enn de fleste andre sektorer. ..Grunnskolen tilhører kommunen, hvilke opptrer som på mange vis i større grad opptrer som private aktør enn de mer autonome UH-institusjonene.. </text:p>
      <text:p text:style-name="P11">Den ’lokale’ styringen av skolen (en arv fra vensteperioden)</text:p>
      <text:p text:style-name="P8">I dag har den videregående skolen blitt en forlengelse av den obligatoriske skolen der alle har rett til studieplass og der frafall av umotiverte elever oppfattes som en form for systemsvikt. Men frem til parlamentarismens gjennombrudd i 1884 dominerte i praksis teologer både allmueskolen og den høyere skolen, og Kirke- og undervisningsdepartementet stod alltid under ledelse av en geistlig. Den mer praktiske skolen fremvokste altså i takt med den opplysende arkitekturen og en kunnskapskultur assosiert med et nasjonsbyggingsprosjekt med tyngdepunkt i historisk, språklig og litterær kunnskap og formidlingen av nasjonale kulturverdier. Selv om dette representerte en ny form for offentlighet vitnet «skolefolkets storhetstid» om det åndelige lederskapet til representanter fra folk fra de lavere sosiale sjiktene. Thue (ibid) påpeker parallellen med den folkelige lekmanns- og misjonsbevegelsens frembrudd i den samme perioden. Med sin vekt på den nasjonale gjenfødelse, «livet» og «det levende ordet» hadde folkeskolelæreren noen trekk til felles med vekkelsespredikanten.</text:p>
      <text:p text:style-name="P8">Som Thue (2017, s.95) skriver representerte likevel gymnasiet og folkeskolen historisk to forskjellige kretsløp. Den første kategorien av lærere utgikk fra den høyere skolen og vendte tilbake dit etter avlagt embetseksamen, mens den andre gruppen utgikk fra folkeskolen og vendte tilbake til folkeskolen etter avlagt lærereksamen. Allmueskolens og den senere folkeskolens (mannlige) lærere <text:soft-page-break/>ble rekruttert fra et lavere sosialt sjikt og hadde en langt mer beskjeden utdanning enn den høyere skolens lærere. </text:p>
      <text:p text:style-name="P8">..hadde frem til midten av 1800-tallet som sentral oppgave å forberede barna til konfirmasjonen. Læreren stod under prestens overoppsyn og var ikke sjelden også klokker eller kirkesanger ved siden av. På gymnasiet var det lektorer som foreleste. Helt frem til i 2017 har lektor-tittelen bevart sin særstilling som en med høyere (lengre) utdannelse. </text:p>
      <text:p text:style-name="P8">Fra 1860-årene vant lærerne gradvis en større selvstendighet. Som Thue sier ble de dype skillene i kultur og sosial klasse mellom prest og lærer ble redusert fra begge kanter. Underordningen under Kirken vedvarte likevel. Sognepresten beholdt sin faste plass skole-styret helt til 1959, selv om formannstillingen ikke lenger var del av hans embete. Frem til slutten av 1800-tallet var prestene også selvskrevne bestyrere ved de offentlige lærerseminarene, der de førte stram kontroll med alle sider ved de vordende lærernes liv. Kristendommen beholdt et sterkt grep på lærerutdanningen langt inn i det tjuende århundret, ikke minst gjennom noen av de private lærerskolene som hadde sin storhetstid fra 1890-årene til mellomkrigstiden.</text:p>
      <text:p text:style-name="P8"/>
      <text:p text:style-name="P8"/>
      <text:p text:style-name="P7">Som en fremmed er det første man møter innenfor skolens aula (velkomstsalen) en resepsjonist som jobber tett inntil administrasjonen. I løpet av året jeg besøkte skolen var denne delen av bygget pusset opp og skoleregionens navn og visjon (eller slagord) dekorerte nå veggene. De lyse furu panelene som tidligere signaliserte offentlig sektor var erstattet av moderne hvitt, noe som forsterket en kommunal identitet ytterligere. Jeg observerte at de nyansatte karene som (gradvis muligens) tok over for kvinnene blant de pedagogiske inspektørene også hadde begynt å gå kledd i blazer. Til tross for denne tilsynelatende formelle endringen virket det for meg som om dette også signaliserte en ny form for ’uformell’ assosiasjon med resten av de ansatte. Et forsterket skille mellom kommunens byråkrater og lærerne som gjorde mer enn å kopiere forretningskulturen (sjangeren) fra hovedstadens skoleregime. </text:p>
      <text:p text:style-name="P7">En ting var at det var mulig å observere at identiteten på personene i denne delen av bygget var i endring ettersom ansatte ble byttet ut. En av karene var nylig ankommet fra lærerstaben på skolen, men den andre var ikke en del av skolefolket i det hele tatt. Even, som jeg kaller han, hadde en bakgrunn i offentlig administrasjon og ledelse. Han sa at han var ansatt som en ’administrativt ansvarlig’ på det premisset at han fikk seg en praktisk pedagogisk utdannelse (PPU) innen to år og at han kun jobbet med administrative systemer. </text:p>
      <text:p text:style-name="P7"><text:soft-page-break/>I denne delen av bygget ble det på mange måter brukt en ’annen’ sky enn den som ble brukt blant resten av de ansatte. Deres datamaskiner var de samme, og de logget på det samme WIFI nettverket. De samme kablene bar signalet ut av bygget og der forsvant de ut i det samme nettverket av ledninger eid en hybrid av kommersielle og kommune-eide (tidligere e-verk) aktører i fibernettmarkedet. Skoleregionen betalte likevel kommunen sin IKT-avdeling (et annet foretak, uavhengig fra fibernettmarkedet) for å drifte og overvåke en rekke «bokser» som plukket opp signalet og delte det blant kommunens skolevesen, helsevesen, driftservice, rådhuset, osv. Blant de ansatte i administrasjonen brukte man derfor en kommunal epost adresse, mens man blant lærere og elever brukte en skoleregionen sin epost. </text:p>
      <text:p text:style-name="P7">som gjorde at de kunne installere og bruke programmer sånn som Microsoft Office Outlook på sin computer, noe lærere og elever ikke kunn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24:04.653155144</meta:creation-date>
    <dc:date>2019-02-06T17:36:21.661464719</dc:date>
    <meta:editing-duration>P1DT8H13M44S</meta:editing-duration>
    <meta:editing-cycles>4</meta:editing-cycles>
    <meta:generator>LibreOffice/6.0.7.3$Linux_X86_64 LibreOffice_project/00m0$Build-3</meta:generator>
    <meta:document-statistic meta:table-count="0" meta:image-count="0" meta:object-count="0" meta:page-count="4" meta:paragraph-count="14" meta:word-count="1393" meta:character-count="9151" meta:non-whitespace-character-count="7766"/>
  </office:meta>
</office:document-meta>
</file>